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79a" officeooo:paragraph-rsid="0004e79a"/>
    </style:style>
    <style:style style:name="P2" style:family="paragraph" style:parent-style-name="Standard">
      <style:text-properties officeooo:rsid="000507e2" officeooo:paragraph-rsid="000507e2"/>
    </style:style>
    <style:style style:name="T1" style:family="text">
      <style:text-properties officeooo:rsid="000507e2"/>
    </style:style>
    <style:style style:name="T2" style:family="text">
      <style:text-properties officeooo:rsid="0006778b"/>
    </style:style>
    <style:style style:name="T3" style:family="text">
      <style:text-properties officeooo:rsid="00084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is a <text:span text:style-name="T1">distributed publish-subscribe</text:span> messaging system<text:span text:style-name="T1">(message broker)</text:span>, capture huge data, analyze it and and solve it using messaging system.</text:p>
      <text:p text:style-name="P1"/>
      <text:p text:style-name="P1">Acts as message broker and gives the data to various consumers.</text:p>
      <text:p text:style-name="P1"/>
      <text:p text:style-name="P1">Its a distributed messaging system, captures data from producers and routes it to different consumers for processing the data <text:span text:style-name="T1">and use it for different business purposes.</text:span></text:p>
      <text:p text:style-name="P1"/>
      <text:p text:style-name="P2"><text:span text:style-name="T3">Five</text:span> components:</text:p>
      <text:p text:style-name="P2"/>
      <text:p text:style-name="P2">1.Zookeeper-<text:span text:style-name="T2">producers and consumers are notified by zookeeper service about presence of new <text:tab/> <text:s text:c="9"/>broker or failure of new broker in kafka system.</text:span></text:p>
      <text:p text:style-name="P2"/>
      <text:p text:style-name="P2">2.Broker-<text:span text:style-name="T2">it is the cluster or server which hold the data.</text:span></text:p>
      <text:p text:style-name="P2"/>
      <text:p text:style-name="P2">3.Topic- maintains messages in its repo, it can be partioned and distributed in multiple machines.</text:p>
      <text:p text:style-name="P2"/>
      <text:p text:style-name="P2">4.Producer – <text:span text:style-name="T2">publishes incoming data to the broker or cluster.</text:span></text:p>
      <text:p text:style-name="P2"/>
      <text:p text:style-name="P2">5.Consumer-<text:span text:style-name="T2">processes that subscribe to the topics and pull all data from top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0:21:48.329841916</meta:creation-date>
    <meta:generator>LibreOffice/4.2.8.2$Linux_X86_64 LibreOffice_project/420m0$Build-2</meta:generator>
    <dc:date>2016-12-09T11:48:12.650868142</dc:date>
    <meta:editing-duration>P0D</meta:editing-duration>
    <meta:editing-cycles>1</meta:editing-cycles>
    <meta:document-statistic meta:table-count="0" meta:image-count="0" meta:object-count="0" meta:page-count="1" meta:paragraph-count="9" meta:word-count="126" meta:character-count="838" meta:non-whitespace-character-count="709"/>
  </office:meta>
</office:document-meta>
</file>